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09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e com 1 Frasco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estar com um frasco apenas envolve em essência, aumentar linearmente a altura de cada teste, começando de 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 seja, na pior das hipóteses, temos 2^32 testes a fazer..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so é igual a </text:p>
          </table:table-cell>
          <table:table-cell table:formula="of:=2^32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a efeitos de comparação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 teste de 192 bits e 8 frascos tem complexidade teórica igual a =</text:p>
          </table:table-cell>
          <table:table-cell table:number-columns-repeated="4"/>
          <table:table-cell office:value-type="float" office:value="134217728" calcext:value-type="float">
            <text:p>1342177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sa complexidade é </text:p>
          </table:table-cell>
          <table:table-cell/>
          <table:table-cell table:formula="of:=[.B3]/[.F6]" office:value-type="float" office:value="32" calcext:value-type="float">
            <text:p>32</text:p>
          </table:table-cell>
          <table:table-cell office:value-type="string" calcext:value-type="string">
            <text:p>menor que a de 32 bits e 1 frasco...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 um teste de complexidade teórica de 134217728 demora</text:p>
          </table:table-cell>
          <table:table-cell table:number-columns-repeated="3"/>
          <table:table-cell office:value-type="string" calcext:value-type="string">
            <text:p>31 segundos, aproximadamente.</text:p>
          </table:table-cell>
          <table:table-cell/>
        </table:table-row>
        <table:table-row table:style-name="ro1">
          <table:table-cell office:value-type="string" calcext:value-type="string">
            <text:p>Então o teste de complexidade teórica de 2^32 levaria 32 vezes 31 segundos... o que dá</text:p>
          </table:table-cell>
          <table:table-cell table:number-columns-repeated="5"/>
        </table:table-row>
        <table:table-row table:style-name="ro1">
          <table:table-cell table:formula="of:=32*31" office:value-type="float" office:value="992" calcext:value-type="float">
            <text:p>992</text:p>
          </table:table-cell>
          <table:table-cell office:value-type="string" calcext:value-type="string">
            <text:p>segundos ou</text:p>
          </table:table-cell>
          <table:table-cell table:number-columns-repeated="4"/>
        </table:table-row>
        <table:table-row table:style-name="ro1">
          <table:table-cell table:formula="of:=[.A12]/60" office:value-type="float" office:value="16.5333333333333" calcext:value-type="float">
            <text:p>16,5333333333333</text:p>
          </table:table-cell>
          <table:table-cell office:value-type="string" calcext:value-type="string">
            <text:p>minuto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o temos 100 instâncias, isso levaria um total d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[.A13]*100" office:value-type="float" office:value="1653.33333333333" calcext:value-type="float">
            <text:p>1653,33333333333</text:p>
          </table:table-cell>
          <table:table-cell office:value-type="string" calcext:value-type="string">
            <text:p>minutos ou</text:p>
          </table:table-cell>
          <table:table-cell table:number-columns-repeated="4"/>
        </table:table-row>
        <table:table-row table:style-name="ro1">
          <table:table-cell table:formula="of:=[.A17]/60" office:value-type="float" office:value="27.5555555555556" calcext:value-type="float">
            <text:p>27,5555555555556</text:p>
          </table:table-cell>
          <table:table-cell office:value-type="string" calcext:value-type="string">
            <text:p>horas, praticamente mais de um dia, o que é impraticáve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 nem vamos entrar no mérito dos outros testes com 1 frasco e 64,128,192 bits...</text:p>
          </table:table-cell>
          <table:table-cell table:number-columns-repeated="5"/>
        </table:table-row>
      </table:table>
      <table:table table:name="bignum_32_01.dat - 2 Frasco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01110010111011111001</text:p>
          </table:table-cell>
          <table:table-cell office:value-type="string" calcext:value-type="string">
            <text:p>102702668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.630867893834" calcext:value-type="float">
            <text:p>128,630867893834</text:p>
          </table:table-cell>
          <table:table-cell table:formula="of:=[.F2]/[.G2]" office:value-type="float" office:value="1018.97780949578" calcext:value-type="float">
            <text:p>1018,977809495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10011100000000100110</text:p>
          </table:table-cell>
          <table:table-cell office:value-type="string" calcext:value-type="string">
            <text:p>102719491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6.427297325152" calcext:value-type="float">
            <text:p>206,427297325152</text:p>
          </table:table-cell>
          <table:table-cell table:formula="of:=[.F3]/[.G3]" office:value-type="float" office:value="634.954784073655" calcext:value-type="float">
            <text:p>634,9547840736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011101100010111110111</text:p>
          </table:table-cell>
          <table:table-cell office:value-type="string" calcext:value-type="string">
            <text:p>10372863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4.979900456925" calcext:value-type="float">
            <text:p>154,979900456925</text:p>
          </table:table-cell>
          <table:table-cell table:formula="of:=[.F4]/[.G4]" office:value-type="float" office:value="845.735476752549" calcext:value-type="float">
            <text:p>845,7354767525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101110001001010110111</text:p>
          </table:table-cell>
          <table:table-cell office:value-type="string" calcext:value-type="string">
            <text:p>104799096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0.678098018926" calcext:value-type="float">
            <text:p>110,678098018926</text:p>
          </table:table-cell>
          <table:table-cell table:formula="of:=[.F5]/[.G5]" office:value-type="float" office:value="1184.2632132835" calcext:value-type="float">
            <text:p>1184,26321328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001100110000001101110</text:p>
          </table:table-cell>
          <table:table-cell office:value-type="string" calcext:value-type="string">
            <text:p>11785841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.7442913328563" calcext:value-type="float">
            <text:p>98,7442913328563</text:p>
          </table:table-cell>
          <table:table-cell table:formula="of:=[.F6]/[.G6]" office:value-type="float" office:value="1327.38812776701" calcext:value-type="float">
            <text:p>1327,388127767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11000100001011101111000101</text:p>
          </table:table-cell>
          <table:table-cell office:value-type="string" calcext:value-type="string">
            <text:p>119227898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5.8224095277571" calcext:value-type="float">
            <text:p>45,8224095277571</text:p>
          </table:table-cell>
          <table:table-cell table:formula="of:=[.F7]/[.G7]" office:value-type="float" office:value="2860.43447629271" calcext:value-type="float">
            <text:p>2860,434476292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001110001011011101101000100</text:p>
          </table:table-cell>
          <table:table-cell office:value-type="string" calcext:value-type="string">
            <text:p>123769530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3.9411517854052" calcext:value-type="float">
            <text:p>53,9411517854052</text:p>
          </table:table-cell>
          <table:table-cell table:formula="of:=[.F8]/[.G8]" office:value-type="float" office:value="2429.90732792369" calcext:value-type="float">
            <text:p>2429,907327923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10101001100110001000101</text:p>
          </table:table-cell>
          <table:table-cell office:value-type="string" calcext:value-type="string">
            <text:p>131418016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.1348312100697" calcext:value-type="float">
            <text:p>78,1348312100697</text:p>
          </table:table-cell>
          <table:table-cell table:formula="of:=[.F9]/[.G9]" office:value-type="float" office:value="1677.5105029357" calcext:value-type="float">
            <text:p>1677,51050293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11101010001000000010010011</text:p>
          </table:table-cell>
          <table:table-cell office:value-type="string" calcext:value-type="string">
            <text:p>160487848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.039766261435" calcext:value-type="float">
            <text:p>207,039766261435</text:p>
          </table:table-cell>
          <table:table-cell table:formula="of:=[.F10]/[.G10]" office:value-type="float" office:value="633.076448871622" calcext:value-type="float">
            <text:p>633,0764488716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01011100110110010110010001</text:p>
          </table:table-cell>
          <table:table-cell office:value-type="string" calcext:value-type="string">
            <text:p>163495259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.021186406248" calcext:value-type="float">
            <text:p>201,021186406248</text:p>
          </table:table-cell>
          <table:table-cell table:formula="of:=[.F11]/[.G11]" office:value-type="float" office:value="652.030775179656" calcext:value-type="float">
            <text:p>652,0307751796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1000111000000101101101111</text:p>
          </table:table-cell>
          <table:table-cell office:value-type="string" calcext:value-type="string">
            <text:p>166278231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5.836476118187" calcext:value-type="float">
            <text:p>135,836476118187</text:p>
          </table:table-cell>
          <table:table-cell table:formula="of:=[.F12]/[.G12]" office:value-type="float" office:value="964.924913731997" calcext:value-type="float">
            <text:p>964,9249137319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10100001011011001110011110</text:p>
          </table:table-cell>
          <table:table-cell office:value-type="string" calcext:value-type="string">
            <text:p>185425603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3.510121972066" calcext:value-type="float">
            <text:p>103,510121972066</text:p>
          </table:table-cell>
          <table:table-cell table:formula="of:=[.F13]/[.G13]" office:value-type="float" office:value="1266.27229784708" calcext:value-type="float">
            <text:p>1266,272297847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1001110110000111111111100</text:p>
          </table:table-cell>
          <table:table-cell office:value-type="string" calcext:value-type="string">
            <text:p>196680498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2.000986942636" calcext:value-type="float">
            <text:p>162,000986942636</text:p>
          </table:table-cell>
          <table:table-cell table:formula="of:=[.F14]/[.G14]" office:value-type="float" office:value="809.081490635685" calcext:value-type="float">
            <text:p>809,0814906356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0010110010001000100010</text:p>
          </table:table-cell>
          <table:table-cell office:value-type="string" calcext:value-type="string">
            <text:p>209368733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1.25640180202" calcext:value-type="float">
            <text:p>211,25640180202</text:p>
          </table:table-cell>
          <table:table-cell table:formula="of:=[.F15]/[.G15]" office:value-type="float" office:value="620.440369531782" calcext:value-type="float">
            <text:p>620,4403695317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1100101111110011100011010</text:p>
          </table:table-cell>
          <table:table-cell office:value-type="string" calcext:value-type="string">
            <text:p>214066153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.185462232563" calcext:value-type="float">
            <text:p>145,185462232563</text:p>
          </table:table-cell>
          <table:table-cell table:formula="of:=[.F16]/[.G16]" office:value-type="float" office:value="902.790113999461" calcext:value-type="float">
            <text:p>902,7901139994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00100000101110011000110</text:p>
          </table:table-cell>
          <table:table-cell office:value-type="string" calcext:value-type="string">
            <text:p>217372179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2.28567394476" calcext:value-type="float">
            <text:p>272,28567394476</text:p>
          </table:table-cell>
          <table:table-cell table:formula="of:=[.F17]/[.G17]" office:value-type="float" office:value="481.376776460855" calcext:value-type="float">
            <text:p>481,3767764608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10110101110111100110111</text:p>
          </table:table-cell>
          <table:table-cell office:value-type="string" calcext:value-type="string">
            <text:p>217860895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8.264753235017" calcext:value-type="float">
            <text:p>188,264753235017</text:p>
          </table:table-cell>
          <table:table-cell table:formula="of:=[.F18]/[.G18]" office:value-type="float" office:value="696.21104188514" calcext:value-type="float">
            <text:p>696,211041885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11011101101101100010011001</text:p>
          </table:table-cell>
          <table:table-cell office:value-type="string" calcext:value-type="string">
            <text:p>220560399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4.176794819837" calcext:value-type="float">
            <text:p>144,176794819837</text:p>
          </table:table-cell>
          <table:table-cell table:formula="of:=[.F19]/[.G19]" office:value-type="float" office:value="909.10607468967" calcext:value-type="float">
            <text:p>909,106074689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0000010111001101100000101</text:p>
          </table:table-cell>
          <table:table-cell office:value-type="string" calcext:value-type="string">
            <text:p>224890752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.96202324176" calcext:value-type="float">
            <text:p>116,96202324176</text:p>
          </table:table-cell>
          <table:table-cell table:formula="of:=[.F20]/[.G20]" office:value-type="float" office:value="1120.63724931532" calcext:value-type="float">
            <text:p>1120,637249315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01111010000000000011000111</text:p>
          </table:table-cell>
          <table:table-cell office:value-type="string" calcext:value-type="string">
            <text:p>231368314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3.318885903551" calcext:value-type="float">
            <text:p>173,318885903551</text:p>
          </table:table-cell>
          <table:table-cell table:formula="of:=[.F21]/[.G21]" office:value-type="float" office:value="756.247649046967" calcext:value-type="float">
            <text:p>756,2476490469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10101111000001111101001000</text:p>
          </table:table-cell>
          <table:table-cell office:value-type="string" calcext:value-type="string">
            <text:p>232758458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.583497944481" calcext:value-type="float">
            <text:p>256,583497944481</text:p>
          </table:table-cell>
          <table:table-cell table:formula="of:=[.F22]/[.G22]" office:value-type="float" office:value="510.83565798281" calcext:value-type="float">
            <text:p>510,835657982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010000010100010100100001000</text:p>
          </table:table-cell>
          <table:table-cell office:value-type="string" calcext:value-type="string">
            <text:p>2584357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684311147548" calcext:value-type="float">
            <text:p>287,684311147548</text:p>
          </table:table-cell>
          <table:table-cell table:formula="of:=[.F23]/[.G23]" office:value-type="float" office:value="455.610524874176" calcext:value-type="float">
            <text:p>455,6105248741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10000001001111110000</text:p>
          </table:table-cell>
          <table:table-cell office:value-type="string" calcext:value-type="string">
            <text:p>25847908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2.8989146262393" calcext:value-type="float">
            <text:p>42,8989146262393</text:p>
          </table:table-cell>
          <table:table-cell table:formula="of:=[.F24]/[.G24]" office:value-type="float" office:value="3055.36867638673" calcext:value-type="float">
            <text:p>3055,368676386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011011110000110111111101</text:p>
          </table:table-cell>
          <table:table-cell office:value-type="string" calcext:value-type="string">
            <text:p>262452377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5.021823895785" calcext:value-type="float">
            <text:p>215,021823895785</text:p>
          </table:table-cell>
          <table:table-cell table:formula="of:=[.F25]/[.G25]" office:value-type="float" office:value="609.575333448603" calcext:value-type="float">
            <text:p>609,5753334486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1111011110100000011000011</text:p>
          </table:table-cell>
          <table:table-cell office:value-type="string" calcext:value-type="string">
            <text:p>264970259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8.582190178586" calcext:value-type="float">
            <text:p>378,582190178586</text:p>
          </table:table-cell>
          <table:table-cell table:formula="of:=[.F26]/[.G26]" office:value-type="float" office:value="346.218082626048" calcext:value-type="float">
            <text:p>346,2180826260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11101100000101101100010011</text:p>
          </table:table-cell>
          <table:table-cell office:value-type="string" calcext:value-type="string">
            <text:p>281335272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.390995570571" calcext:value-type="float">
            <text:p>107,390995570571</text:p>
          </table:table-cell>
          <table:table-cell table:formula="of:=[.F27]/[.G27]" office:value-type="float" office:value="1220.51201130608" calcext:value-type="float">
            <text:p>1220,512011306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000110101010000111000010001</text:p>
          </table:table-cell>
          <table:table-cell office:value-type="string" calcext:value-type="string">
            <text:p>283253505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2.04524859118" calcext:value-type="float">
            <text:p>232,04524859118</text:p>
          </table:table-cell>
          <table:table-cell table:formula="of:=[.F28]/[.G28]" office:value-type="float" office:value="564.855349531092" calcext:value-type="float">
            <text:p>564,8553495310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1001110100111001001111</text:p>
          </table:table-cell>
          <table:table-cell office:value-type="string" calcext:value-type="string">
            <text:p>28359431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.7443010174206" calcext:value-type="float">
            <text:p>81,7443010174206</text:p>
          </table:table-cell>
          <table:table-cell table:formula="of:=[.F29]/[.G29]" office:value-type="float" office:value="1603.43899658604" calcext:value-type="float">
            <text:p>1603,438996586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101100100100011110010011111</text:p>
          </table:table-cell>
          <table:table-cell office:value-type="string" calcext:value-type="string">
            <text:p>291204214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3.011907170009" calcext:value-type="float">
            <text:p>263,011907170009</text:p>
          </table:table-cell>
          <table:table-cell table:formula="of:=[.F30]/[.G30]" office:value-type="float" office:value="498.350061068817" calcext:value-type="float">
            <text:p>498,3500610688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0101110110000101010100111</text:p>
          </table:table-cell>
          <table:table-cell office:value-type="string" calcext:value-type="string">
            <text:p>296504797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7.33497036688" calcext:value-type="float">
            <text:p>227,33497036688</text:p>
          </table:table-cell>
          <table:table-cell table:formula="of:=[.F31]/[.G31]" office:value-type="float" office:value="576.55889803699" calcext:value-type="float">
            <text:p>576,558898036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1100011100010000101010110</text:p>
          </table:table-cell>
          <table:table-cell office:value-type="string" calcext:value-type="string">
            <text:p>297888187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4.654561928023" calcext:value-type="float">
            <text:p>274,654561928023</text:p>
          </table:table-cell>
          <table:table-cell table:formula="of:=[.F32]/[.G32]" office:value-type="float" office:value="477.224915107542" calcext:value-type="float">
            <text:p>477,2249151075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00101111100001101100001</text:p>
          </table:table-cell>
          <table:table-cell office:value-type="string" calcext:value-type="string">
            <text:p>312211952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6.572450216443" calcext:value-type="float">
            <text:p>356,572450216443</text:p>
          </table:table-cell>
          <table:table-cell table:formula="of:=[.F33]/[.G33]" office:value-type="float" office:value="367.588690378177" calcext:value-type="float">
            <text:p>367,5886903781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1111110111000011</text:p>
          </table:table-cell>
          <table:table-cell office:value-type="string" calcext:value-type="string">
            <text:p>3250528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8.639978029792" calcext:value-type="float">
            <text:p>178,639978029792</text:p>
          </table:table-cell>
          <table:table-cell table:formula="of:=[.F34]/[.G34]" office:value-type="float" office:value="733.721541200262" calcext:value-type="float">
            <text:p>733,7215412002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0101000010111100000011111</text:p>
          </table:table-cell>
          <table:table-cell office:value-type="string" calcext:value-type="string">
            <text:p>350024297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6.70818942522" calcext:value-type="float">
            <text:p>246,70818942522</text:p>
          </table:table-cell>
          <table:table-cell table:formula="of:=[.F35]/[.G35]" office:value-type="float" office:value="531.283539088715" calcext:value-type="float">
            <text:p>531,2835390887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10111100011000101001110100</text:p>
          </table:table-cell>
          <table:table-cell office:value-type="string" calcext:value-type="string">
            <text:p>353904498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9.622044292369" calcext:value-type="float">
            <text:p>239,622044292369</text:p>
          </table:table-cell>
          <table:table-cell table:formula="of:=[.F36]/[.G36]" office:value-type="float" office:value="546.994749114467" calcext:value-type="float">
            <text:p>546,9947491144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111111100000011110110110</text:p>
          </table:table-cell>
          <table:table-cell office:value-type="string" calcext:value-type="string">
            <text:p>3690858422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4.165003924198" calcext:value-type="float">
            <text:p>284,165003924198</text:p>
          </table:table-cell>
          <table:table-cell table:formula="of:=[.F37]/[.G37]" office:value-type="float" office:value="461.253138810027" calcext:value-type="float">
            <text:p>461,2531388100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11100010110101001000001010</text:p>
          </table:table-cell>
          <table:table-cell office:value-type="string" calcext:value-type="string">
            <text:p>381755853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9.366513702982" calcext:value-type="float">
            <text:p>179,366513702982</text:p>
          </table:table-cell>
          <table:table-cell table:formula="of:=[.F38]/[.G38]" office:value-type="float" office:value="730.749554607756" calcext:value-type="float">
            <text:p>730,7495546077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01000001001000001010101111</text:p>
          </table:table-cell>
          <table:table-cell office:value-type="string" calcext:value-type="string">
            <text:p>390938692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8.643008407405" calcext:value-type="float">
            <text:p>228,643008407405</text:p>
          </table:table-cell>
          <table:table-cell table:formula="of:=[.F39]/[.G39]" office:value-type="float" office:value="573.26047672733" calcext:value-type="float">
            <text:p>573,260476727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01100111100010101100110011</text:p>
          </table:table-cell>
          <table:table-cell office:value-type="string" calcext:value-type="string">
            <text:p>405367480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1.860561217662" calcext:value-type="float">
            <text:p>181,860561217662</text:p>
          </table:table-cell>
          <table:table-cell table:formula="of:=[.F40]/[.G40]" office:value-type="float" office:value="720.728007889104" calcext:value-type="float">
            <text:p>720,7280078891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10111000101111111000010010</text:p>
          </table:table-cell>
          <table:table-cell office:value-type="string" calcext:value-type="string">
            <text:p>407496245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3.111117549678" calcext:value-type="float">
            <text:p>313,111117549678</text:p>
          </table:table-cell>
          <table:table-cell table:formula="of:=[.F41]/[.G41]" office:value-type="float" office:value="418.611772797254" calcext:value-type="float">
            <text:p>418,6117727972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001001100001100010011</text:p>
          </table:table-cell>
          <table:table-cell office:value-type="string" calcext:value-type="string">
            <text:p>413170152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2.483565320107" calcext:value-type="float">
            <text:p>302,483565320107</text:p>
          </table:table-cell>
          <table:table-cell table:formula="of:=[.F42]/[.G42]" office:value-type="float" office:value="433.31940980427" calcext:value-type="float">
            <text:p>433,319409804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111000111010111011110</text:p>
          </table:table-cell>
          <table:table-cell office:value-type="string" calcext:value-type="string">
            <text:p>4133254622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.182350092666" calcext:value-type="float">
            <text:p>283,182350092666</text:p>
          </table:table-cell>
          <table:table-cell table:formula="of:=[.F43]/[.G43]" office:value-type="float" office:value="462.853705243668" calcext:value-type="float">
            <text:p>462,8537052436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00110001101100001010110</text:p>
          </table:table-cell>
          <table:table-cell office:value-type="string" calcext:value-type="string">
            <text:p>4153989206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645057168068" calcext:value-type="float">
            <text:p>289,645057168068</text:p>
          </table:table-cell>
          <table:table-cell table:formula="of:=[.F44]/[.G44]" office:value-type="float" office:value="452.526279169145" calcext:value-type="float">
            <text:p>452,5262791691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011011010010110100101011</text:p>
          </table:table-cell>
          <table:table-cell office:value-type="string" calcext:value-type="string">
            <text:p>418468177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9.725730133255" calcext:value-type="float">
            <text:p>189,725730133255</text:p>
          </table:table-cell>
          <table:table-cell table:formula="of:=[.F45]/[.G45]" office:value-type="float" office:value="690.849891092477" calcext:value-type="float">
            <text:p>690,8498910924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00001001110100000001111101</text:p>
          </table:table-cell>
          <table:table-cell office:value-type="string" calcext:value-type="string">
            <text:p>423043084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3.273071842217" calcext:value-type="float">
            <text:p>193,273071842217</text:p>
          </table:table-cell>
          <table:table-cell table:formula="of:=[.F46]/[.G46]" office:value-type="float" office:value="678.170004495006" calcext:value-type="float">
            <text:p>678,1700044950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010110100000101111001010</text:p>
          </table:table-cell>
          <table:table-cell office:value-type="string" calcext:value-type="string">
            <text:p>69376711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.7395985402958" calcext:value-type="float">
            <text:p>61,7395985402958</text:p>
          </table:table-cell>
          <table:table-cell table:formula="of:=[.F47]/[.G47]" office:value-type="float" office:value="2122.98108667572" calcext:value-type="float">
            <text:p>2122,981086675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000001000110100010001100</text:p>
          </table:table-cell>
          <table:table-cell office:value-type="string" calcext:value-type="string">
            <text:p>77204084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3.870395015335" calcext:value-type="float">
            <text:p>123,870395015335</text:p>
          </table:table-cell>
          <table:table-cell table:formula="of:=[.F48]/[.G48]" office:value-type="float" office:value="1058.13822571385" calcext:value-type="float">
            <text:p>1058,138225713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111000011110000101110</text:p>
          </table:table-cell>
          <table:table-cell office:value-type="string" calcext:value-type="string">
            <text:p>78199095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4.133986331071" calcext:value-type="float">
            <text:p>124,133986331071</text:p>
          </table:table-cell>
          <table:table-cell table:formula="of:=[.F49]/[.G49]" office:value-type="float" office:value="1055.89133060164" calcext:value-type="float">
            <text:p>1055,891330601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11000100110010101100111</text:p>
          </table:table-cell>
          <table:table-cell office:value-type="string" calcext:value-type="string">
            <text:p>87886371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1.398058676781" calcext:value-type="float">
            <text:p>131,398058676781</text:p>
          </table:table-cell>
          <table:table-cell table:formula="of:=[.F50]/[.G50]" office:value-type="float" office:value="997.518542662924" calcext:value-type="float">
            <text:p>997,5185426629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0111100100010001010001</text:p>
          </table:table-cell>
          <table:table-cell office:value-type="string" calcext:value-type="string">
            <text:p>92053614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5.227046068032" calcext:value-type="float">
            <text:p>135,227046068032</text:p>
          </table:table-cell>
          <table:table-cell table:formula="of:=[.F51]/[.G51]" office:value-type="float" office:value="969.273557406988" calcext:value-type="float">
            <text:p>969,273557406988</text:p>
          </table:table-cell>
        </table:table-row>
      </table:table>
      <table:table table:name="bignum_32_02.dat - 2 Frasco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1011111100000100110110</text:p>
          </table:table-cell>
          <table:table-cell office:value-type="string" calcext:value-type="string">
            <text:p>100976261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8.142400536135" calcext:value-type="float">
            <text:p>228,142400536135</text:p>
          </table:table-cell>
          <table:table-cell table:formula="of:=[.F2]/[.G2]" office:value-type="float" office:value="574.518369632215" calcext:value-type="float">
            <text:p>574,5183696322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01000110110101001001101</text:p>
          </table:table-cell>
          <table:table-cell office:value-type="string" calcext:value-type="string">
            <text:p>110122862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0.351996295944" calcext:value-type="float">
            <text:p>220,351996295944</text:p>
          </table:table-cell>
          <table:table-cell table:formula="of:=[.F3]/[.G3]" office:value-type="float" office:value="594.830100036687" calcext:value-type="float">
            <text:p>594,8301000366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110111100000100011101000</text:p>
          </table:table-cell>
          <table:table-cell office:value-type="string" calcext:value-type="string">
            <text:p>113862474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.1268883913164" calcext:value-type="float">
            <text:p>94,1268883913164</text:p>
          </table:table-cell>
          <table:table-cell table:formula="of:=[.F4]/[.G4]" office:value-type="float" office:value="1392.50327127665" calcext:value-type="float">
            <text:p>1392,503271276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001001100111010001010000011</text:p>
          </table:table-cell>
          <table:table-cell office:value-type="string" calcext:value-type="string">
            <text:p>122812070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9.193419662047" calcext:value-type="float">
            <text:p>219,193419662047</text:p>
          </table:table-cell>
          <table:table-cell table:formula="of:=[.F5]/[.G5]" office:value-type="float" office:value="597.974155438093" calcext:value-type="float">
            <text:p>597,9741554380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000000011100100010001101</text:p>
          </table:table-cell>
          <table:table-cell office:value-type="string" calcext:value-type="string">
            <text:p>129196250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.0382128555333" calcext:value-type="float">
            <text:p>65,0382128555333</text:p>
          </table:table-cell>
          <table:table-cell table:formula="of:=[.F6]/[.G6]" office:value-type="float" office:value="2015.30752837789" calcext:value-type="float">
            <text:p>2015,307528377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111001001001000111001100</text:p>
          </table:table-cell>
          <table:table-cell office:value-type="string" calcext:value-type="string">
            <text:p>1357156812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.149542046722" calcext:value-type="float">
            <text:p>200,149542046722</text:p>
          </table:table-cell>
          <table:table-cell table:formula="of:=[.F7]/[.G7]" office:value-type="float" office:value="654.870346740055" calcext:value-type="float">
            <text:p>654,8703467400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1001010010101010111011111</text:p>
          </table:table-cell>
          <table:table-cell office:value-type="string" calcext:value-type="string">
            <text:p>146232675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7.605769082489" calcext:value-type="float">
            <text:p>297,605769082489</text:p>
          </table:table-cell>
          <table:table-cell table:formula="of:=[.F8]/[.G8]" office:value-type="float" office:value="440.421569797157" calcext:value-type="float">
            <text:p>440,4215697971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101001101110100101001011</text:p>
          </table:table-cell>
          <table:table-cell office:value-type="string" calcext:value-type="string">
            <text:p>152088813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8.40776306185" calcext:value-type="float">
            <text:p>138,40776306185</text:p>
          </table:table-cell>
          <table:table-cell table:formula="of:=[.F9]/[.G9]" office:value-type="float" office:value="946.998904544307" calcext:value-type="float">
            <text:p>946,9989045443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1000001010100111011100110</text:p>
          </table:table-cell>
          <table:table-cell office:value-type="string" calcext:value-type="string">
            <text:p>152707453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6.427136747988" calcext:value-type="float">
            <text:p>166,427136747988</text:p>
          </table:table-cell>
          <table:table-cell table:formula="of:=[.F10]/[.G10]" office:value-type="float" office:value="787.56387065936" calcext:value-type="float">
            <text:p>787,563870659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00001111110100110100100001</text:p>
          </table:table-cell>
          <table:table-cell office:value-type="string" calcext:value-type="string">
            <text:p>154765238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8.013494071766" calcext:value-type="float">
            <text:p>188,013494071766</text:p>
          </table:table-cell>
          <table:table-cell table:formula="of:=[.F11]/[.G11]" office:value-type="float" office:value="697.141450655499" calcext:value-type="float">
            <text:p>697,1414506554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001101110101010101110000</text:p>
          </table:table-cell>
          <table:table-cell office:value-type="string" calcext:value-type="string">
            <text:p>1765234032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.260176561216" calcext:value-type="float">
            <text:p>201,260176561216</text:p>
          </table:table-cell>
          <table:table-cell table:formula="of:=[.F12]/[.G12]" office:value-type="float" office:value="651.256509059718" calcext:value-type="float">
            <text:p>651,2565090597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1111100010010100100101011</text:p>
          </table:table-cell>
          <table:table-cell office:value-type="string" calcext:value-type="string">
            <text:p>181096682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.064091220302" calcext:value-type="float">
            <text:p>207,064091220302</text:p>
          </table:table-cell>
          <table:table-cell table:formula="of:=[.F13]/[.G13]" office:value-type="float" office:value="633.002077895526" calcext:value-type="float">
            <text:p>633,0020778955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110001000000110100010001</text:p>
          </table:table-cell>
          <table:table-cell office:value-type="string" calcext:value-type="string">
            <text:p>182478772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1.544502315529" calcext:value-type="float">
            <text:p>171,544502315529</text:p>
          </table:table-cell>
          <table:table-cell table:formula="of:=[.F14]/[.G14]" office:value-type="float" office:value="764.069954039761" calcext:value-type="float">
            <text:p>764,0699540397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111100010110000010001000</text:p>
          </table:table-cell>
          <table:table-cell office:value-type="string" calcext:value-type="string">
            <text:p>196197594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33.849875203421" calcext:value-type="float">
            <text:p>433,849875203421</text:p>
          </table:table-cell>
          <table:table-cell table:formula="of:=[.F15]/[.G15]" office:value-type="float" office:value="302.113720647133" calcext:value-type="float">
            <text:p>302,1137206471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111011101101110111111001</text:p>
          </table:table-cell>
          <table:table-cell office:value-type="string" calcext:value-type="string">
            <text:p>221346968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6.741387797059" calcext:value-type="float">
            <text:p>156,741387797059</text:p>
          </table:table-cell>
          <table:table-cell table:formula="of:=[.F16]/[.G16]" office:value-type="float" office:value="836.230952412553" calcext:value-type="float">
            <text:p>836,2309524125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0011101010010000010000010</text:p>
          </table:table-cell>
          <table:table-cell office:value-type="string" calcext:value-type="string">
            <text:p>225582297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.960985027928" calcext:value-type="float">
            <text:p>198,960985027928</text:p>
          </table:table-cell>
          <table:table-cell table:formula="of:=[.F17]/[.G17]" office:value-type="float" office:value="658.782424009418" calcext:value-type="float">
            <text:p>658,7824240094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0110000101110111000111001</text:p>
          </table:table-cell>
          <table:table-cell office:value-type="string" calcext:value-type="string">
            <text:p>232803077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0.802957630541" calcext:value-type="float">
            <text:p>180,802957630541</text:p>
          </table:table-cell>
          <table:table-cell table:formula="of:=[.F18]/[.G18]" office:value-type="float" office:value="724.943893162617" calcext:value-type="float">
            <text:p>724,9438931626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00101011000111100100111111</text:p>
          </table:table-cell>
          <table:table-cell office:value-type="string" calcext:value-type="string">
            <text:p>236011347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.230359790455" calcext:value-type="float">
            <text:p>128,230359790455</text:p>
          </table:table-cell>
          <table:table-cell table:formula="of:=[.F19]/[.G19]" office:value-type="float" office:value="1022.16043232031" calcext:value-type="float">
            <text:p>1022,160432320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010010101100100011010100</text:p>
          </table:table-cell>
          <table:table-cell office:value-type="string" calcext:value-type="string">
            <text:p>23978210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.085813477002" calcext:value-type="float">
            <text:p>201,085813477002</text:p>
          </table:table-cell>
          <table:table-cell table:formula="of:=[.F20]/[.G20]" office:value-type="float" office:value="651.821218680803" calcext:value-type="float">
            <text:p>651,8212186808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0010000011100001010000111</text:p>
          </table:table-cell>
          <table:table-cell office:value-type="string" calcext:value-type="string">
            <text:p>275577306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3.400772330891" calcext:value-type="float">
            <text:p>183,400772330891</text:p>
          </table:table-cell>
          <table:table-cell table:formula="of:=[.F21]/[.G21]" office:value-type="float" office:value="714.675289172285" calcext:value-type="float">
            <text:p>714,6752891722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1010000101001101111000001</text:p>
          </table:table-cell>
          <table:table-cell office:value-type="string" calcext:value-type="string">
            <text:p>277260588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.215226519859" calcext:value-type="float">
            <text:p>223,215226519859</text:p>
          </table:table-cell>
          <table:table-cell table:formula="of:=[.F22]/[.G22]" office:value-type="float" office:value="587.200085063815" calcext:value-type="float">
            <text:p>587,2000850638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10111000111101010111100011</text:p>
          </table:table-cell>
          <table:table-cell office:value-type="string" calcext:value-type="string">
            <text:p>279994928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5.515962398952" calcext:value-type="float">
            <text:p>295,515962398952</text:p>
          </table:table-cell>
          <table:table-cell table:formula="of:=[.F23]/[.G23]" office:value-type="float" office:value="443.536108628374" calcext:value-type="float">
            <text:p>443,5361086283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01101001101010011101</text:p>
          </table:table-cell>
          <table:table-cell office:value-type="string" calcext:value-type="string">
            <text:p>299621442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9.4264176409" calcext:value-type="float">
            <text:p>169,4264176409</text:p>
          </table:table-cell>
          <table:table-cell table:formula="of:=[.F24]/[.G24]" office:value-type="float" office:value="773.621975988465" calcext:value-type="float">
            <text:p>773,6219759884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0000000010010001101001101</text:p>
          </table:table-cell>
          <table:table-cell office:value-type="string" calcext:value-type="string">
            <text:p>301997345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8.979428157687" calcext:value-type="float">
            <text:p>308,979428157687</text:p>
          </table:table-cell>
          <table:table-cell table:formula="of:=[.F25]/[.G25]" office:value-type="float" office:value="424.209471748739" calcext:value-type="float">
            <text:p>424,2094717487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00100111010001010101110111</text:p>
          </table:table-cell>
          <table:table-cell office:value-type="string" calcext:value-type="string">
            <text:p>3164411255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4.605008309879" calcext:value-type="float">
            <text:p>264,605008309879</text:p>
          </table:table-cell>
          <table:table-cell table:formula="of:=[.F26]/[.G26]" office:value-type="float" office:value="495.349656596452" calcext:value-type="float">
            <text:p>495,3496565964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11100011011111010111001101</text:p>
          </table:table-cell>
          <table:table-cell office:value-type="string" calcext:value-type="string">
            <text:p>321375175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5.505830665032" calcext:value-type="float">
            <text:p>375,505830665032</text:p>
          </table:table-cell>
          <table:table-cell table:formula="of:=[.F27]/[.G27]" office:value-type="float" office:value="349.054500080245" calcext:value-type="float">
            <text:p>349,0545000802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001001010111011011010101011</text:p>
          </table:table-cell>
          <table:table-cell office:value-type="string" calcext:value-type="string">
            <text:p>324086749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8.873274167458" calcext:value-type="float">
            <text:p>218,873274167458</text:p>
          </table:table-cell>
          <table:table-cell table:formula="of:=[.F28]/[.G28]" office:value-type="float" office:value="598.848811023487" calcext:value-type="float">
            <text:p>598,8488110234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1011001110000001011010</text:p>
          </table:table-cell>
          <table:table-cell office:value-type="string" calcext:value-type="string">
            <text:p>325902426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6.774592278248" calcext:value-type="float">
            <text:p>166,774592278248</text:p>
          </table:table-cell>
          <table:table-cell table:formula="of:=[.F29]/[.G29]" office:value-type="float" office:value="785.923072630383" calcext:value-type="float">
            <text:p>785,9230726303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0000111000001010110001010</text:p>
          </table:table-cell>
          <table:table-cell office:value-type="string" calcext:value-type="string">
            <text:p>329017485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4.786333601038" calcext:value-type="float">
            <text:p>264,786333601038</text:p>
          </table:table-cell>
          <table:table-cell table:formula="of:=[.F30]/[.G30]" office:value-type="float" office:value="495.010441881379" calcext:value-type="float">
            <text:p>495,0104418813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1010100101111110110011011</text:p>
          </table:table-cell>
          <table:table-cell office:value-type="string" calcext:value-type="string">
            <text:p>354543145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7.192511436535" calcext:value-type="float">
            <text:p>337,192511436535</text:p>
          </table:table-cell>
          <table:table-cell table:formula="of:=[.F31]/[.G31]" office:value-type="float" office:value="388.71563144032" calcext:value-type="float">
            <text:p>388,715631440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10100010001110011</text:p>
          </table:table-cell>
          <table:table-cell office:value-type="string" calcext:value-type="string">
            <text:p>37455576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.4571091014682" calcext:value-type="float">
            <text:p>98,4571091014682</text:p>
          </table:table-cell>
          <table:table-cell table:formula="of:=[.F32]/[.G32]" office:value-type="float" office:value="1331.25988764224" calcext:value-type="float">
            <text:p>1331,259887642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0111000100110010110101110</text:p>
          </table:table-cell>
          <table:table-cell office:value-type="string" calcext:value-type="string">
            <text:p>3974260142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0.679405710442" calcext:value-type="float">
            <text:p>220,679405710442</text:p>
          </table:table-cell>
          <table:table-cell table:formula="of:=[.F33]/[.G33]" office:value-type="float" office:value="593.947584633168" calcext:value-type="float">
            <text:p>593,9475846331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000000110000010000110111</text:p>
          </table:table-cell>
          <table:table-cell office:value-type="string" calcext:value-type="string">
            <text:p>402672952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0.633177011548" calcext:value-type="float">
            <text:p>320,633177011548</text:p>
          </table:table-cell>
          <table:table-cell table:formula="of:=[.F34]/[.G34]" office:value-type="float" office:value="408.791133910884" calcext:value-type="float">
            <text:p>408,7911339108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1011111101010011011010100</text:p>
          </table:table-cell>
          <table:table-cell office:value-type="string" calcext:value-type="string">
            <text:p>405160930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9.5847346723" calcext:value-type="float">
            <text:p>279,5847346723</text:p>
          </table:table-cell>
          <table:table-cell table:formula="of:=[.F35]/[.G35]" office:value-type="float" office:value="468.809572717298" calcext:value-type="float">
            <text:p>468,8095727172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10101110001111111100101111</text:p>
          </table:table-cell>
          <table:table-cell office:value-type="string" calcext:value-type="string">
            <text:p>4072210223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6.137992609283" calcext:value-type="float">
            <text:p>326,137992609283</text:p>
          </table:table-cell>
          <table:table-cell table:formula="of:=[.F36]/[.G36]" office:value-type="float" office:value="401.891233067795" calcext:value-type="float">
            <text:p>401,8912330677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011000111111110010100101001</text:p>
          </table:table-cell>
          <table:table-cell office:value-type="string" calcext:value-type="string">
            <text:p>421317149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5.431247351221" calcext:value-type="float">
            <text:p>315,431247351221</text:p>
          </table:table-cell>
          <table:table-cell table:formula="of:=[.F37]/[.G37]" office:value-type="float" office:value="415.532706732939" calcext:value-type="float">
            <text:p>415,5327067329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00111101111001011110001</text:p>
          </table:table-cell>
          <table:table-cell office:value-type="string" calcext:value-type="string">
            <text:p>446624497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.5292616798807" calcext:value-type="float">
            <text:p>28,5292616798807</text:p>
          </table:table-cell>
          <table:table-cell table:formula="of:=[.F38]/[.G38]" office:value-type="float" office:value="4594.30045792016" calcext:value-type="float">
            <text:p>4594,300457920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111000000110000100100110</text:p>
          </table:table-cell>
          <table:table-cell office:value-type="string" calcext:value-type="string">
            <text:p>51802141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.81693073587" calcext:value-type="float">
            <text:p>101,81693073587</text:p>
          </table:table-cell>
          <table:table-cell table:formula="of:=[.F39]/[.G39]" office:value-type="float" office:value="1287.33010367424" calcext:value-type="float">
            <text:p>1287,330103674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100100101101000000011101</text:p>
          </table:table-cell>
          <table:table-cell office:value-type="string" calcext:value-type="string">
            <text:p>529715229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0.826859958663" calcext:value-type="float">
            <text:p>190,826859958663</text:p>
          </table:table-cell>
          <table:table-cell table:formula="of:=[.F40]/[.G40]" office:value-type="float" office:value="686.863474190126" calcext:value-type="float">
            <text:p>686,8634741901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11010110000111011111101</text:p>
          </table:table-cell>
          <table:table-cell office:value-type="string" calcext:value-type="string">
            <text:p>58583014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4.5403912405517" calcext:value-type="float">
            <text:p>54,5403912405517</text:p>
          </table:table-cell>
          <table:table-cell table:formula="of:=[.F41]/[.G41]" office:value-type="float" office:value="2403.20975003468" calcext:value-type="float">
            <text:p>2403,209750034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100111111011111110101110</text:p>
          </table:table-cell>
          <table:table-cell office:value-type="string" calcext:value-type="string">
            <text:p>59767185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.693271306398" calcext:value-type="float">
            <text:p>170,693271306398</text:p>
          </table:table-cell>
          <table:table-cell table:formula="of:=[.F42]/[.G42]" office:value-type="float" office:value="767.880297781176" calcext:value-type="float">
            <text:p>767,8802977811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01001000100100001111010</text:p>
          </table:table-cell>
          <table:table-cell office:value-type="string" calcext:value-type="string">
            <text:p>67346649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.546999964008" calcext:value-type="float">
            <text:p>116,546999964008</text:p>
          </table:table-cell>
          <table:table-cell table:formula="of:=[.F43]/[.G43]" office:value-type="float" office:value="1124.62783289555" calcext:value-type="float">
            <text:p>1124,627832895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011010111000011010011101</text:p>
          </table:table-cell>
          <table:table-cell office:value-type="string" calcext:value-type="string">
            <text:p>728467101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8.979375958736" calcext:value-type="float">
            <text:p>208,979375958736</text:p>
          </table:table-cell>
          <table:table-cell table:formula="of:=[.F44]/[.G44]" office:value-type="float" office:value="627.200647904513" calcext:value-type="float">
            <text:p>627,2006479045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10101001100110000101100</text:p>
          </table:table-cell>
          <table:table-cell office:value-type="string" calcext:value-type="string">
            <text:p>827640876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.160689703246" calcext:value-type="float">
            <text:p>207,160689703246</text:p>
          </table:table-cell>
          <table:table-cell table:formula="of:=[.F45]/[.G45]" office:value-type="float" office:value="632.706910696997" calcext:value-type="float">
            <text:p>632,7069106969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100100011001000010100110</text:p>
          </table:table-cell>
          <table:table-cell office:value-type="string" calcext:value-type="string">
            <text:p>831623334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.15945934272" calcext:value-type="float">
            <text:p>170,15945934272</text:p>
          </table:table-cell>
          <table:table-cell table:formula="of:=[.F46]/[.G46]" office:value-type="float" office:value="770.289236380368" calcext:value-type="float">
            <text:p>770,2892363803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10101110100110001110111100</text:p>
          </table:table-cell>
          <table:table-cell office:value-type="string" calcext:value-type="string">
            <text:p>8510760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6.500883746961" calcext:value-type="float">
            <text:p>126,500883746961</text:p>
          </table:table-cell>
          <table:table-cell table:formula="of:=[.F47]/[.G47]" office:value-type="float" office:value="1036.13505390352" calcext:value-type="float">
            <text:p>1036,135053903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00100110100010000111100</text:p>
          </table:table-cell>
          <table:table-cell office:value-type="string" calcext:value-type="string">
            <text:p>907232316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9.453088336714" calcext:value-type="float">
            <text:p>129,453088336714</text:p>
          </table:table-cell>
          <table:table-cell table:formula="of:=[.F48]/[.G48]" office:value-type="float" office:value="1012.50577861128" calcext:value-type="float">
            <text:p>1012,505778611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1011001010100110000001000</text:p>
          </table:table-cell>
          <table:table-cell office:value-type="string" calcext:value-type="string">
            <text:p>929385480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.986266871625" calcext:value-type="float">
            <text:p>165,986266871625</text:p>
          </table:table-cell>
          <table:table-cell table:formula="of:=[.F49]/[.G49]" office:value-type="float" office:value="789.65568941539" calcext:value-type="float">
            <text:p>789,655689415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00100100101011110011010</text:p>
          </table:table-cell>
          <table:table-cell office:value-type="string" calcext:value-type="string">
            <text:p>974280602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5.851976948567" calcext:value-type="float">
            <text:p>185,851976948567</text:p>
          </table:table-cell>
          <table:table-cell table:formula="of:=[.F50]/[.G50]" office:value-type="float" office:value="705.249425655951" calcext:value-type="float">
            <text:p>705,2494256559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10110011100011101001100</text:p>
          </table:table-cell>
          <table:table-cell office:value-type="string" calcext:value-type="string">
            <text:p>99573946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.9174885889502" calcext:value-type="float">
            <text:p>40,9174885889502</text:p>
          </table:table-cell>
          <table:table-cell table:formula="of:=[.F51]/[.G51]" office:value-type="float" office:value="3203.32465456827" calcext:value-type="float">
            <text:p>3203,32465456827</text:p>
          </table:table-cell>
        </table:table-row>
      </table:table>
      <table:table table:name="Testes maiores com 2 frasco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O teste de uma instância de 64 bits com 2 frascos tem complexidade igual a </text:p>
          </table:table-cell>
          <table:table-cell table:number-columns-repeated="5"/>
          <table:table-cell table:formula="of:=2 * 2^32" office:value-type="float" office:value="8589934592" calcext:value-type="float">
            <text:p>8589934592</text:p>
          </table:table-cell>
          <table:table-cell office:value-type="string" calcext:value-type="string">
            <text:p>, ou seja, 2^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so é igual a 2 vezes o tamanho do teste de 32 bits com 1 frasco em termos de complexidade, ou seja, o teste das 100 instâncias levaria um total d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7.5555555555556" calcext:value-type="float">
            <text:p>27,5555555555556</text:p>
          </table:table-cell>
          <table:table-cell office:value-type="string" calcext:value-type="string">
            <text:p>Vezes 2 =</text:p>
          </table:table-cell>
          <table:table-cell table:formula="of:=[.A5] * 2" office:value-type="float" office:value="55.1111111111111" calcext:value-type="float">
            <text:p>55,1111111111111</text:p>
          </table:table-cell>
          <table:table-cell office:value-type="string" calcext:value-type="string">
            <text:p>horas, o que é impraticável.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bignum_32_01.dat - 2 Frascos'.A1:'bignum_32_01.dat - 2 Frascos'.H51">
          <table:sort>
            <table:sort-by table:field-number="3" table:data-type="automatic"/>
          </table:sort>
        </table:database-range>
        <table:database-range table:name="__Anonymous_Sheet_DB__2" table:target-range-address="'bignum_32_02.dat - 2 Frascos'.A1:'bignum_32_02.dat - 2 Frascos'.H5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7:57:03.878285</meta:creation-date>
    <dc:date>2019-05-25T18:13:25.243000000</dc:date>
    <meta:generator>LibreOffice/5.3.7.2$Windows_X86_64 LibreOffice_project/6b8ed514a9f8b44d37a1b96673cbbdd077e24059</meta:generator>
    <meta:editing-cycles>4</meta:editing-cycles>
    <meta:editing-duration>PT11M19S</meta:editing-duration>
    <meta:document-statistic meta:table-count="4" meta:cell-count="847" meta:object-count="0"/>
  </office:meta>
</office:document-meta>
</file>